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486DB1147798A6130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wrap"/>
    </style:style>
    <style:style style:name="gr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no-wrap"/>
    </style:style>
    <style:style style:name="gr7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4a7ebb" draw:marker-start="" draw:marker-end="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a7ebb" draw:marker-start="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fo:min-height="0cm" fo:min-width="0cm" fo:padding-top="0.5cm" fo:padding-bottom="0.5cm" fo:padding-left="0.5cm" fo:padding-right="0.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3.604cm" fo:min-width="4.628cm" fo:padding-top="0.178cm" fo:padding-bottom="0.178cm" fo:padding-left="0.303cm" fo:padding-right="0.303cm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952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1.41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3.173cm"/>
    </style:style>
    <style:style style:name="gr38" style:family="graphic" style:parent-style-name="standard">
      <style:graphic-properties draw:stroke="solid" svg:stroke-width="0.106cm" svg:stroke-color="#0084d1" draw:marker-end="" draw:marker-end-width="0.477cm" draw:marker-end-center="false" draw:fill="none" draw:textarea-vertical-align="top" draw:auto-grow-height="false" fo:min-height="0cm" fo:min-width="0.584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draw:stroke-dash="Fine_20_Dashed" svg:stroke-width="0.1cm" svg:stroke-color="#0084d1" draw:marker-start-width="0.191cm" draw:marker-end="" draw:marker-end-width="0.468cm" draw:marker-end-center="false" draw:fill="none" draw:textarea-vertical-align="top" draw:auto-grow-height="false" fo:min-height="1.355cm" fo:min-width="0cm" fo:padding-top="0.122cm" fo:padding-bottom="0.122cm" fo:padding-left="0.247cm" fo:padding-right="0.247cm" fo:wrap-option="wrap"/>
    </style:style>
    <style:style style:name="gr43" style:family="graphic" style:parent-style-name="standard">
      <style:graphic-properties draw:stroke="solid" draw:stroke-dash="Fine_20_Dashed" svg:stroke-width="0.1cm" svg:stroke-color="#0084d1" draw:marker-start-width="0.191cm" draw:marker-end="" draw:marker-end-width="0.468cm" draw:marker-end-center="false" draw:fill="none" draw:textarea-vertical-align="top" draw:auto-grow-height="false" fo:min-height="0cm" fo:min-width="3.004cm" fo:padding-top="0.122cm" fo:padding-bottom="0.122cm" fo:padding-left="0.247cm" fo:padding-right="0.247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>
      <style:graphic-properties style:protect="size"/>
    </style:style>
    <style:style style:name="pr1" style:family="presentation" style:parent-style-name="toto-notes">
      <style:graphic-properties draw:fill-color="#ffffff" fo:min-height="13.365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ff0000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84d1" fo:font-size="12pt" style:font-size-asian="12pt" style:font-size-complex="12pt" fo:hyphenate="fals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84d1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to" presentation:presentation-page-layout-name="AL1T0">
        <office:forms form:automatic-focus="false" form:apply-design-mode="false"/>
        <draw:g draw:name="Groupe 26">
          <draw:line draw:name="Connecteur droit 21" draw:style-name="gr1" draw:text-style-name="P1" draw:layer="layout" svg:x1="23.183cm" svg:y1="4.774cm" svg:x2="23.183cm" svg:y2="5.387cm">
            <text:p/>
          </draw:line>
          <draw:custom-shape draw:name="Triangle isocèle 22" draw:style-name="gr2" draw:text-style-name="P2" draw:layer="layout" svg:width="0.721cm" svg:height="0.407cm" svg:x="22.823cm" svg:y="5.363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ZoneTexte 34" draw:style-name="gr3" draw:text-style-name="P4" draw:layer="layout" svg:width="2.828cm" svg:height="1.636cm" svg:x="22.08cm" svg:y="3.109cm">
          <text:p text:style-name="P3"><text:span text:style-name="T1">Vehic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5" draw:layer="layout" svg:width="2.027cm" svg:height="1.593cm" svg:x="17.031cm" svg:y="3.147cm">
          <text:p text:style-name="P3"><text:span text:style-name="T2">Ro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3" draw:style-name="gr5" draw:text-style-name="P5" draw:layer="layout" svg:width="2.399cm" svg:height="1.594cm" svg:x="12.221cm" svg:y="3.088cm">
          <text:p text:style-name="P3"><text:span text:style-name="T2">Fr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4" draw:style-name="gr6" draw:text-style-name="P7" draw:layer="layout" svg:width="2.476cm" svg:height="2.1cm" svg:x="1.898cm" svg:y="2.865cm">
          <text:p text:style-name="P6"><text:span text:style-name="T3">Maitre </text:span></text:p>
          <text:p text:style-name="P6"><text:span text:style-name="T3">cylin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7" draw:text-style-name="P1" draw:layer="layout" svg:width="1.499cm" svg:height="0.001cm" svg:x="20.498cm" svg:y="3.9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2" draw:style-name="gr8" draw:text-style-name="P1" draw:layer="layout" svg:width="0.629cm" svg:height="0.001cm" svg:x="20.971cm" svg:y="3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9" draw:text-style-name="P8" draw:layer="layout" svg:width="1.262cm" svg:height="1.013cm" svg:x="20.838cm" svg:y="2.796cm">
          <text:p text:style-name="P6"><text:span text:style-name="T4">f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5" draw:style-name="gr10" draw:text-style-name="P1" draw:layer="layout" svg:width="1.501cm" svg:height="0.001cm" svg:x="18.997cm" svg:y="3.9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46" draw:style-name="gr11" draw:text-style-name="P1" draw:layer="layout" svg:width="0.631cm" svg:height="0.001cm" draw:transform="rotate (-3.14159265358979) translate (20.027cm 3.9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48" draw:style-name="gr12" draw:text-style-name="P8" draw:layer="layout" svg:width="1.262cm" svg:height="1.013cm" svg:x="18.901cm" svg:y="2.796cm">
          <text:p text:style-name="P6"><text:span text:style-name="T4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6" draw:style-name="gr7" draw:text-style-name="P1" draw:layer="layout" svg:width="1.05cm" svg:height="0.001cm" svg:x="15.96cm" svg:y="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629cm" svg:height="0.001cm" svg:x="16.26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13" draw:text-style-name="P8" draw:layer="layout" svg:width="1.262cm" svg:height="1.013cm" svg:x="15.827cm" svg:y="2.8cm">
          <text:p text:style-name="P6"><text:span text:style-name="T4">C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14" draw:text-style-name="P8" draw:layer="layout" svg:width="1.262cm" svg:height="1.013cm" svg:x="14.49cm" svg:y="2.8cm">
          <text:p text:style-name="P6"><text:span text:style-name="T4">C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7" draw:text-style-name="P1" draw:layer="layout" svg:width="1.378cm" svg:height="0.001cm" svg:x="6.022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73" draw:style-name="gr8" draw:text-style-name="P1" draw:layer="layout" svg:width="0.629cm" svg:height="0.001cm" svg:x="6.372cm" svg:y="3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74" draw:style-name="gr15" draw:text-style-name="P8" draw:layer="layout" svg:width="1.462cm" svg:height="1.013cm" svg:x="5.938cm" svg:y="2.699cm">
          <text:p text:style-name="P6"><text:span text:style-name="T4">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6" draw:text-style-name="P8" draw:layer="layout" svg:width="1.999cm" svg:height="1.013cm" svg:x="4.101cm" svg:y="2.699cm">
          <text:p text:style-name="P6"><text:span text:style-name="T4">Dm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0">
          <draw:line draw:name="Connecteur droit 81" draw:style-name="gr1" draw:text-style-name="P1" draw:layer="layout" svg:x1="18.761cm" svg:y1="4.695cm" svg:x2="18.761cm" svg:y2="5.308cm">
            <text:p/>
          </draw:line>
          <draw:custom-shape draw:name="Triangle isocèle 82" draw:style-name="gr2" draw:text-style-name="P2" draw:layer="layout" svg:width="0.721cm" svg:height="0.407cm" svg:x="18.4cm" svg:y="5.2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3">
          <draw:line draw:name="Connecteur droit 84" draw:style-name="gr1" draw:text-style-name="P1" draw:layer="layout" svg:x1="17.561cm" svg:y1="4.695cm" svg:x2="17.561cm" svg:y2="5.308cm">
            <text:p/>
          </draw:line>
          <draw:custom-shape draw:name="Triangle isocèle 85" draw:style-name="gr2" draw:text-style-name="P2" draw:layer="layout" svg:width="0.721cm" svg:height="0.407cm" svg:x="17.2cm" svg:y="5.2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6">
          <draw:line draw:name="Connecteur droit 87" draw:style-name="gr1" draw:text-style-name="P1" draw:layer="layout" svg:x1="14.36cm" svg:y1="4.795cm" svg:x2="14.36cm" svg:y2="5.408cm">
            <text:p/>
          </draw:line>
          <draw:custom-shape draw:name="Triangle isocèle 88" draw:style-name="gr2" draw:text-style-name="P2" draw:layer="layout" svg:width="0.721cm" svg:height="0.407cm" svg:x="14cm" svg:y="5.3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9">
          <draw:line draw:name="Connecteur droit 90" draw:style-name="gr1" draw:text-style-name="P1" draw:layer="layout" svg:x1="12.76cm" svg:y1="4.795cm" svg:x2="12.76cm" svg:y2="5.408cm">
            <text:p/>
          </draw:line>
          <draw:custom-shape draw:name="Triangle isocèle 91" draw:style-name="gr2" draw:text-style-name="P2" draw:layer="layout" svg:width="0.721cm" svg:height="0.407cm" svg:x="12.4cm" svg:y="5.3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92">
          <draw:line draw:name="Connecteur droit 93" draw:style-name="gr1" draw:text-style-name="P1" draw:layer="layout" svg:x1="4.138cm" svg:y1="4.995cm" svg:x2="4.138cm" svg:y2="5.608cm">
            <text:p/>
          </draw:line>
          <draw:custom-shape draw:name="Triangle isocèle 94" draw:style-name="gr2" draw:text-style-name="P2" draw:layer="layout" svg:width="0.721cm" svg:height="0.407cm" svg:x="3.777cm" svg:y="5.585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onnecteur droit avec flèche 99" draw:style-name="gr8" draw:text-style-name="P1" draw:layer="layout" svg:width="0.886cm" svg:height="0.001cm" svg:x="1.099cm" svg:y="3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06" draw:style-name="gr17" draw:text-style-name="P8" draw:layer="layout" svg:width="0.799cm" svg:height="7.011cm" svg:x="0.399cm" svg:y="0.316cm">
          <text:p text:style-name="P6"><text:span text:style-name="T5">Conduc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8" draw:style-name="gr18" draw:text-style-name="P9" draw:layer="layout" svg:width="1.307cm" svg:height="1.013cm" svg:x="5.419cm" svg:y="4.225cm">
          <text:p text:style-name="P3"><text:span text:style-name="T4">P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19" draw:text-style-name="P1" draw:layer="layout" svg:width="0.879cm" svg:height="0.001cm" svg:x="14.597cm" svg:y="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969cm" svg:height="0.002cm" draw:transform="rotate (-3.14159265358979) translate (15.96cm 4.001cm)">
          <text:p/>
          <draw:enhanced-geometry draw:mirror-horizontal="false" draw:mirror-vertical="true" svg:viewBox="0 0 21600 21600" draw:type="mso-spt32" draw:enhanced-path="M 0 0 L 21600 21600 N"/>
        </draw:custom-shape>
        <draw:g>
          <draw:custom-shape draw:name="Connecteur droit avec flèche 72" draw:style-name="gr19" draw:text-style-name="P1" draw:layer="layout" svg:width="1.499cm" svg:height="0.001cm" svg:x="4.4cm" svg:y="3.8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draw:transform="rotate (-3.14159265358979) translate (5.443cm 3.875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ZoneTexte 43" draw:style-name="gr20" draw:text-style-name="P5" draw:layer="layout" svg:width="2.3cm" svg:height="1.594cm" svg:x="7.4cm" svg:y="3.087cm">
          <text:p text:style-name="P3"><text:span text:style-name="T2">Reg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21" draw:text-style-name="P10" draw:layer="layout" svg:width="1.697cm" svg:height="1.013cm" svg:x="10.35cm" svg:y="4.287cm">
          <text:p text:style-name="P3"><text:span text:style-name="T4">P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6" draw:style-name="gr7" draw:text-style-name="P1" draw:layer="layout" svg:width="1.05cm" svg:height="0.001cm" svg:x="11.092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629cm" svg:height="0.001cm" svg:x="11.392cm" svg:y="3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22" draw:text-style-name="P11" draw:layer="layout" svg:width="1.262cm" svg:height="0.885cm" svg:x="10.959cm" svg:y="2.699cm">
          <text:p text:style-name="P6"><text:span text:style-name="T1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23" draw:text-style-name="P11" draw:layer="layout" svg:width="1.778cm" svg:height="0.885cm" svg:x="9.522cm" svg:y="2.699cm">
          <text:p text:style-name="P6"><text:span text:style-name="T1">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19" draw:text-style-name="P1" draw:layer="layout" svg:width="0.879cm" svg:height="0.001cm" svg:x="9.729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969cm" svg:height="0.002cm" draw:transform="rotate (-3.14159265358979) translate (11.092cm 3.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751cm" svg:height="0.001cm" draw:transform="rotate (1.5707963267949) translate (8.599cm 5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24" draw:text-style-name="P11" draw:layer="layout" svg:width="2.602cm" svg:height="0.885cm" svg:x="6.2cm" svg:y="4.932cm">
          <text:p text:style-name="P6"><text:span text:style-name="T1">I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2" draw:layer="layout" svg:width="7.4cm" svg:height="5.6cm" svg:x="5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58" draw:style-name="gr26" draw:text-style-name="P11" draw:layer="layout" svg:width="2.602cm" svg:height="1.517cm" svg:x="8.4cm" svg:y="5.5cm">
          <text:p text:style-name="P6"><text:span text:style-name="T1">Vcmd</text:span></text:p>
          <text:p text:style-name="P6"><text:span text:style-name="T1">[0.. 5V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17.452cm" svg:height="3.806cm" svg:x="8.012cm" svg:y="6.4cm">
          <draw:text-box>
            <text:p text:style-name="P13"><text:s text:c="19"/>Modèle 'statique' : Pout = Pin * (Vcmd/5.0) <text:s text:c="5"/></text:p>
            <text:p text:style-name="P13"><text:s/></text:p>
            <text:p text:style-name="P13">Modèle 'dynamique' : Pout(p)= Pin(p) * (Vcmd/5.0)/(1+tau*p)</text:p>
            <text:p text:style-name="P13"><text:s/></text:p>
            <text:p text:style-name="P13">… à transformer en dPout/dt+…..</text:p>
          </draw:text-box>
        </draw:frame>
        <draw:custom-shape draw:style-name="gr28" draw:text-style-name="P15" draw:layer="layout" svg:width="19.2cm" svg:height="6.6cm" svg:x="3.2cm" svg:y="10.8cm">
          <text:p/>
          <draw:enhanced-geometry svg:viewBox="0 0 21600 21600" draw:type="rectangle" draw:enhanced-path="M 0 0 L 21600 0 21600 21600 0 21600 0 0 Z N"/>
        </draw:custom-shape>
        <draw:custom-shape draw:name="Connecteur droit avec flèche 56" draw:style-name="gr7" draw:text-style-name="P1" draw:layer="layout" svg:width="1.05cm" svg:height="0.001cm" draw:transform="rotate (1.5707963267949) translate (10.979cm 18.4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6" draw:style-name="gr7" draw:text-style-name="P1" draw:layer="layout" svg:width="1.05cm" svg:height="0.001cm" draw:transform="rotate (1.5707963267949) translate (15.379cm 18.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6" draw:style-name="gr29" draw:text-style-name="P1" draw:layer="layout" svg:width="1.915cm" svg:height="0.011cm" draw:transform="rotate (1.5707963267949) translate (8.578cm 6.58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6" draw:style-name="gr7" draw:text-style-name="P1" draw:layer="layout" svg:width="1.05cm" svg:height="0.001cm" svg:x="2.15cm" svg:y="15.5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6" draw:style-name="gr7" draw:text-style-name="P1" draw:layer="layout" svg:width="1.05cm" svg:height="0.001cm" svg:x="2.2cm" svg:y="13.178cm">
          <text:p/>
          <draw:enhanced-geometry draw:mirror-horizontal="true" draw:mirror-vertical="true" svg:viewBox="0 0 21600 21600" draw:type="mso-spt32" draw:enhanced-path="M 0 0 L 21600 21600 N"/>
        </draw:custom-shape>
        <draw:g>
          <draw:custom-shape draw:name="Connecteur droit avec flèche 56" draw:style-name="gr7" draw:text-style-name="P1" draw:layer="layout" svg:width="1.05cm" svg:height="0.001cm" svg:x="22.45cm" svg:y="15.1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56" draw:style-name="gr7" draw:text-style-name="P1" draw:layer="layout" svg:width="1.05cm" svg:height="0.001cm" svg:x="22.4cm" svg:y="12.77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frame draw:style-name="gr30" draw:text-style-name="P16" draw:layer="layout" svg:width="1.421cm" svg:height="0.962cm" svg:x="1cm" svg:y="13.838cm">
          <draw:text-box>
            <text:p>Pin</text:p>
          </draw:text-box>
        </draw:frame>
        <draw:frame draw:style-name="gr31" draw:text-style-name="P16" draw:layer="layout" svg:width="1.81cm" svg:height="0.962cm" svg:x="23.379cm" svg:y="13.4cm">
          <draw:text-box>
            <text:p>Pout</text:p>
          </draw:text-box>
        </draw:frame>
        <draw:frame draw:style-name="gr32" draw:text-style-name="P16" draw:layer="layout" svg:width="2.128cm" svg:height="0.962cm" svg:x="12.379cm" svg:y="17.8cm">
          <draw:text-box>
            <text:p>Vcmd</text:p>
          </draw:text-box>
        </draw:frame>
        <draw:g>
          <draw:g>
            <draw:custom-shape draw:style-name="gr33" draw:text-style-name="P13" draw:layer="layout" svg:width="0.8cm" svg:height="2.6cm" svg:x="4.1cm" svg:y="12.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3" draw:layer="layout" svg:width="1.2cm" svg:height="1.2cm" svg:x="6.4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text-style-name="P16" draw:layer="layout" svg:width="1.209cm" svg:height="0.962cm" svg:x="5.091cm" svg:y="13.638cm">
              <draw:text-box>
                <text:p>ou</text:p>
              </draw:text-box>
            </draw:frame>
          </draw:g>
          <draw:line draw:style-name="gr35" draw:text-style-name="P12" draw:layer="layout" svg:x1="4.5cm" svg:y1="12.8cm" svg:x2="4.5cm" svg:y2="11.8cm">
            <text:p/>
          </draw:line>
          <draw:line draw:style-name="gr35" draw:text-style-name="P12" draw:layer="layout" svg:x1="4.5cm" svg:y1="16.4cm" svg:x2="4.5cm" svg:y2="15.4cm">
            <text:p/>
          </draw:line>
          <draw:line draw:style-name="gr35" draw:text-style-name="P12" draw:layer="layout" svg:x1="7cm" svg:y1="13.6cm" svg:x2="7cm" svg:y2="12.6cm">
            <text:p/>
          </draw:line>
          <draw:line draw:style-name="gr35" draw:text-style-name="P12" draw:layer="layout" svg:x1="7cm" svg:y1="15.8cm" svg:x2="7cm" svg:y2="14.8cm">
            <text:p/>
          </draw:line>
        </draw:g>
        <draw:g>
          <draw:g>
            <draw:custom-shape draw:style-name="gr33" draw:text-style-name="P13" draw:layer="layout" svg:width="0.8cm" svg:height="2.6cm" svg:x="18.2cm" svg:y="12.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3" draw:layer="layout" svg:width="1.2cm" svg:height="1.2cm" svg:x="20.5cm" svg:y="1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text-style-name="P16" draw:layer="layout" svg:width="1.209cm" svg:height="0.962cm" svg:x="19.191cm" svg:y="13.438cm">
              <draw:text-box>
                <text:p>ou</text:p>
              </draw:text-box>
            </draw:frame>
          </draw:g>
          <draw:line draw:style-name="gr35" draw:text-style-name="P12" draw:layer="layout" svg:x1="18.6cm" svg:y1="12.6cm" svg:x2="18.6cm" svg:y2="11.6cm">
            <text:p/>
          </draw:line>
          <draw:line draw:style-name="gr35" draw:text-style-name="P12" draw:layer="layout" svg:x1="18.6cm" svg:y1="16.2cm" svg:x2="18.6cm" svg:y2="15.2cm">
            <text:p/>
          </draw:line>
          <draw:line draw:style-name="gr35" draw:text-style-name="P12" draw:layer="layout" svg:x1="21.1cm" svg:y1="13.4cm" svg:x2="21.1cm" svg:y2="12.4cm">
            <text:p/>
          </draw:line>
          <draw:line draw:style-name="gr35" draw:text-style-name="P12" draw:layer="layout" svg:x1="21.1cm" svg:y1="15.6cm" svg:x2="21.1cm" svg:y2="14.6cm">
            <text:p/>
          </draw:line>
        </draw:g>
        <draw:g>
          <draw:g>
            <draw:custom-shape draw:style-name="gr33" draw:text-style-name="P13" draw:layer="layout" svg:width="0.8cm" svg:height="2.6cm" svg:x="11.6cm" svg:y="13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3" draw:layer="layout" svg:width="1.2cm" svg:height="1.2cm" svg:x="13.9cm" svg:y="1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4" draw:text-style-name="P16" draw:layer="layout" svg:width="1.209cm" svg:height="0.962cm" svg:x="12.591cm" svg:y="14.538cm">
              <draw:text-box>
                <text:p>ou</text:p>
              </draw:text-box>
            </draw:frame>
          </draw:g>
          <draw:line draw:style-name="gr35" draw:text-style-name="P12" draw:layer="layout" svg:x1="12cm" svg:y1="13.7cm" svg:x2="12cm" svg:y2="12.7cm">
            <text:p/>
          </draw:line>
          <draw:line draw:style-name="gr35" draw:text-style-name="P12" draw:layer="layout" svg:x1="12cm" svg:y1="17.3cm" svg:x2="12cm" svg:y2="16.3cm">
            <text:p/>
          </draw:line>
          <draw:line draw:style-name="gr35" draw:text-style-name="P12" draw:layer="layout" svg:x1="14.5cm" svg:y1="14.5cm" svg:x2="14.5cm" svg:y2="13.5cm">
            <text:p/>
          </draw:line>
          <draw:line draw:style-name="gr35" draw:text-style-name="P12" draw:layer="layout" svg:x1="14.5cm" svg:y1="16.7cm" svg:x2="14.5cm" svg:y2="15.7cm">
            <text:p/>
          </draw:line>
        </draw:g>
        <draw:frame draw:style-name="gr36" draw:text-style-name="P17" draw:layer="layout" svg:width="9.07cm" svg:height="1.195cm" svg:x="3.4cm" svg:y="11cm">
          <draw:text-box>
            <text:p><text:span text:style-name="T6">V = Z*I </text:span><text:span text:style-name="T7">(éventuellement I=0)</text:span></text:p>
          </draw:text-box>
        </draw:frame>
        <draw:frame draw:style-name="gr37" draw:text-style-name="P14" draw:layer="layout" svg:width="3.673cm" svg:height="2.698cm" svg:x="7.4cm" svg:y="12.9cm">
          <draw:text-box>
            <text:p text:style-name="P13">V imposée </text:p>
            <text:p text:style-name="P13"><text:span text:style-name="T8">ou</text:span></text:p>
            <text:p text:style-name="P13">I imposé</text:p>
          </draw:text-box>
        </draw:frame>
        <draw:custom-shape draw:name="Connecteur droit avec flèche 99" draw:style-name="gr38" draw:text-style-name="P1" draw:layer="layout" svg:width="1.084cm" svg:height="0.001cm" svg:x="2.217cm" svg:y="7.3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39" draw:text-style-name="P18" draw:layer="layout" svg:width="0.977cm" svg:height="0.758cm" svg:x="2.831cm" svg:y="9.2cm">
          <text:p text:style-name="P3"><text:span text:style-name="T9">2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40" draw:text-style-name="P18" draw:layer="layout" svg:width="0.698cm" svg:height="0.758cm" svg:x="1.424cm" svg:y="6.842cm">
          <text:p text:style-name="P3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41" draw:text-style-name="P18" draw:layer="layout" svg:width="0.698cm" svg:height="0.758cm" svg:x="1.281cm" svg:y="8.6cm">
          <text:p text:style-name="P3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42" draw:text-style-name="P1" draw:layer="layout" svg:width="0.001cm" svg:height="1.599cm" svg:x="3.301cm" svg:y="7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43" draw:text-style-name="P1" draw:layer="layout" svg:width="3.498cm" svg:height="0.01cm" svg:x="3.302cm" svg:y="8.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97" draw:style-name="gr44" draw:text-style-name="P19" draw:layer="layout" svg:width="1.655cm" svg:height="0.883cm" svg:x="0.484cm" svg:y="7.642cm">
          <text:p text:style-name="P3"><text:span text:style-name="T10">vc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5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valEnd_20_9" draw:display-name="msArrowOvalEnd 9" svg:viewBox="0 0 500 500" svg:d="M250 0l125 35 90 90 35 125-35 125-90 90-125 35-125-35-90-90-35-125 35-125 90-9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to-background" style:family="presentation">
      <style:graphic-properties draw:stroke="none" draw:fill="solid" draw:fill-color="#ffffff"/>
      <style:text-properties style:letter-kerning="true"/>
    </style:style>
    <style:style style:name="t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to-outline1" style:family="presentation">
      <style:graphic-properties draw:stroke="none" draw:fill="none" draw:auto-grow-height="false" draw:fit-to-size="shrink-to-fit">
        <text:list-style style:name="t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oto-outline2" style:family="presentation" style:parent-style-name="to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to-outline3" style:family="presentation" style:parent-style-name="to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4" style:family="presentation" style:parent-style-name="to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5" style:family="presentation" style:parent-style-name="toto-outline4">
      <style:paragraph-properties fo:margin-top="0cm" fo:margin-bottom="0.1cm"/>
      <style:text-properties fo:font-size="20pt" style:font-size-asian="20pt" style:font-size-complex="20pt"/>
    </style:style>
    <style:style style:name="toto-outline6" style:family="presentation" style:parent-style-name="toto-outline5">
      <style:paragraph-properties fo:margin-top="0cm" fo:margin-bottom="0.1cm"/>
      <style:text-properties fo:font-size="20pt" style:font-size-asian="20pt" style:font-size-complex="20pt"/>
    </style:style>
    <style:style style:name="toto-outline7" style:family="presentation" style:parent-style-name="toto-outline6">
      <style:paragraph-properties fo:margin-top="0cm" fo:margin-bottom="0.1cm"/>
      <style:text-properties fo:font-size="20pt" style:font-size-asian="20pt" style:font-size-complex="20pt"/>
    </style:style>
    <style:style style:name="toto-outline8" style:family="presentation" style:parent-style-name="toto-outline7">
      <style:paragraph-properties fo:margin-top="0cm" fo:margin-bottom="0.1cm"/>
      <style:text-properties fo:font-size="20pt" style:font-size-asian="20pt" style:font-size-complex="20pt"/>
    </style:style>
    <style:style style:name="toto-outline9" style:family="presentation" style:parent-style-name="toto-outline8">
      <style:paragraph-properties fo:margin-top="0cm" fo:margin-bottom="0.1cm"/>
      <style:text-properties fo:font-size="20pt" style:font-size-asian="20pt" style:font-size-complex="20pt"/>
    </style:style>
    <style:style style:name="toto-subtitle" style:family="presentation">
      <style:graphic-properties draw:stroke="none" draw:fill="none" draw:textarea-vertical-align="middle">
        <text:list-style style:name="t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to-title" style:family="presentation">
      <style:graphic-properties draw:stroke="none" draw:fill="none" draw:textarea-vertical-align="middle">
        <text:list-style style:name="t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to-backgroundobjects">
      <style:graphic-properties draw:stroke="none" svg:stroke-width="0cm" draw:fill="none" draw:fill-color="#ffffff" draw:textarea-horizontal-align="center" draw:textarea-vertical-align="middle" draw:auto-grow-height="true" draw:fit-to-size="false" fo:min-height="11.049cm" fo:padding-top="0.1cm" fo:padding-bottom="0.1cm" fo:padding-left="0.2cm" fo:padding-right="0.2cm" fo:wrap-option="wrap"/>
    </style:style>
    <style:style style:name="Mpr2" style:family="presentation" style:parent-style-name="to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oto" style:page-layout-name="PM1" draw:style-name="Mdp1">
      <draw:frame draw:name="Espace réservé du numéro de diapositive 8" presentation:style-name="Mpr1" draw:text-style-name="MP6" draw:layer="backgroundobjects" svg:width="1.428cm" svg:height="11.249cm" svg:x="23.701cm" svg:y="12.70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draw:name="Espace réservé du pied de page 9" presentation:style-name="Mpr1" draw:text-style-name="MP6" draw:layer="backgroundobjects" svg:width="12.4cm" svg:height="11.249cm" svg:x="6.499cm" svg:y="12.701cm" presentation:class="footer" presentation:user-transformed="true">
        <draw:text-box>
          <text:p text:style-name="MP7"><text:span text:style-name="MT2">Introduction au langage VHDL-AMS - M2 SME - B. JAMMES</text:span></text:p>
        </draw:text-box>
      </draw:frame>
      <draw:frame draw:name="Image 3" draw:style-name="Mgr3" draw:text-style-name="MP8" draw:layer="backgroundobjects" svg:width="2.199cm" svg:height="0.828cm" svg:x="0.299cm" svg:y="17.877cm">
        <draw:image xlink:href="Pictures/10000000000000BF000000486DB1147798A61300.jpg" xlink:type="simple" xlink:show="embed" xlink:actuate="onLoad">
          <text:p/>
        </draw:image>
      </draw:frame>
      <draw:frame presentation:style-name="toto-title" draw:layer="backgroundobjects" svg:width="22.859cm" svg:height="3.18cm" svg:x="1.27cm" svg:y="0.76cm" presentation:class="title" presentation:placeholder="true">
        <draw:text-box/>
      </draw:frame>
      <draw:frame presentation:style-name="to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oto-title" draw:layer="backgroundobjects" svg:width="14.848cm" svg:height="11.136cm" svg:x="3.075cm" svg:y="2.257cm" presentation:class="page"/>
        <draw:frame presentation:style-name="to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Bruno Jammes</meta:initial-creator>
    <meta:editing-cycles>195</meta:editing-cycles>
    <meta:print-date>2015-11-24T16:41:58</meta:print-date>
    <meta:creation-date>2012-01-12T16:18:05</meta:creation-date>
    <dc:date>2017-12-21T15:53:13.416421660</dc:date>
    <meta:editing-duration>PT9H53M16S</meta:editing-duration>
    <meta:generator>LibreOffice/5.0.6.2$Linux_X86_64 LibreOffice_project/00$Build-2</meta:generator>
    <meta:document-statistic meta:object-count="128"/>
    <meta:user-defined meta:name="AppVersion">14.0000</meta:user-defined>
    <meta:user-defined meta:name="Company">LAAS-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